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7a42af" officeooo:paragraph-rsid="007a42af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8pt" fo:language="it" fo:country="IT" fo:font-style="normal" officeooo:rsid="000342c3" officeooo:paragraph-rsid="000342c3" fo:background-color="transparent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8pt" fo:language="it" fo:country="IT" fo:font-style="normal" officeooo:rsid="000342c3" officeooo:paragraph-rsid="000342c3" fo:background-color="transparent" style:font-size-asian="15.75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32pt" fo:language="it" fo:country="IT" fo:font-style="normal" officeooo:rsid="000342c3" officeooo:paragraph-rsid="000342c3" fo:background-color="transparent" style:font-size-asian="32pt" style:font-style-asian="normal" style:font-size-complex="32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20pt" fo:language="it" fo:country="IT" fo:font-style="normal" officeooo:rsid="000342c3" officeooo:paragraph-rsid="000342c3" fo:background-color="transparent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Trebuchet MS" fo:font-size="18pt" fo:language="it" fo:country="IT" officeooo:rsid="000342c3" officeooo:paragraph-rsid="000342c3" style:font-size-asian="15.75pt" style:font-size-complex="18pt"/>
    </style:style>
    <style:style style:name="P7" style:family="paragraph" style:parent-style-name="Standard">
      <style:text-properties fo:language="it" fo:country="IT"/>
    </style:style>
    <style:style style:name="P8" style:family="paragraph" style:parent-style-name="Standard">
      <style:text-properties fo:language="it" fo:country="IT" style:language-asian="zxx" style:country-asian="none" style:language-complex="zxx" style:country-complex="none"/>
    </style:style>
    <style:style style:name="P9" style:family="paragraph" style:parent-style-name="Standard">
      <style:text-properties fo:language="it" fo:country="IT" officeooo:rsid="007a42af"/>
    </style:style>
    <style:style style:name="P10" style:family="paragraph" style:parent-style-name="Standard">
      <style:paragraph-properties fo:text-align="center" style:justify-single-word="false"/>
      <style:text-properties style:font-name="Trebuchet MS" fo:language="it" fo:country="IT" officeooo:rsid="000342c3" officeooo:paragraph-rsid="000342c3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8pt" fo:language="it" fo:country="IT" officeooo:rsid="000342c3" officeooo:paragraph-rsid="000342c3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18pt" fo:language="it" fo:country="IT" officeooo:rsid="000342c3" officeooo:paragraph-rsid="000342c3" style:font-size-asian="15.75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28pt" fo:language="it" fo:country="IT" officeooo:rsid="000342c3" officeooo:paragraph-rsid="000342c3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color="#1c1c1c" style:font-name="Arial" fo:font-size="18pt" fo:language="it" fo:country="IT" officeooo:rsid="000342c3" officeooo:paragraph-rsid="000342c3" style:font-size-asian="18pt" style:font-size-complex="18pt"/>
    </style:style>
    <style:style style:name="P15" style:family="paragraph" style:parent-style-name="Standard">
      <style:text-properties fo:font-size="28pt" fo:language="it" fo:country="IT" style:font-size-asian="28pt" style:font-size-complex="28pt"/>
    </style:style>
    <style:style style:name="P16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P19" style:family="paragraph" style:parent-style-name="Text_20_body">
      <style:text-properties officeooo:paragraph-rsid="007a42af"/>
    </style:style>
    <style:style style:name="P20" style:family="paragraph" style:parent-style-name="Standard">
      <style:text-properties fo:language="it" fo:country="IT" fo:font-style="normal" officeooo:rsid="0013baeb" fo:background-color="#f7faff" style:font-style-asian="normal" style:font-style-complex="normal"/>
    </style:style>
    <style:style style:name="P21" style:family="paragraph" style:parent-style-name="Standard">
      <style:text-properties fo:language="it" fo:country="IT" fo:font-style="normal" officeooo:rsid="007bda88" fo:background-color="#f7faff" style:font-style-asian="normal" style:font-style-complex="normal"/>
    </style:style>
    <style:style style:name="P22" style:family="paragraph" style:parent-style-name="Standard">
      <style:text-properties fo:language="it" fo:country="IT" fo:font-style="normal" officeooo:rsid="007bda88" officeooo:paragraph-rsid="007bda88" fo:background-color="#f7faff" style:font-style-asian="normal" style:font-style-complex="normal"/>
    </style:style>
    <style:style style:name="P23" style:family="paragraph" style:parent-style-name="Standard" style:list-style-name="L1">
      <style:text-properties fo:language="it" fo:country="IT" fo:font-style="normal" fo:font-weight="bold" officeooo:rsid="007bda88" officeooo:paragraph-rsid="007bda88" fo:background-color="#f7faff" style:font-style-asian="normal" style:font-weight-asian="bold" style:font-style-complex="normal" style:font-weight-complex="bold"/>
    </style:style>
    <style:style style:name="P24" style:family="paragraph" style:parent-style-name="Heading_20_1">
      <style:text-properties fo:language="it" fo:country="IT"/>
    </style:style>
    <style:style style:name="P25" style:family="paragraph" style:parent-style-name="Heading_20_1">
      <style:text-properties officeooo:rsid="0073dc58" officeooo:paragraph-rsid="0073dc58"/>
    </style:style>
    <style:style style:name="P26" style:family="paragraph" style:parent-style-name="Heading_20_1">
      <style:text-properties officeooo:rsid="007a42af" officeooo:paragraph-rsid="007a42af"/>
    </style:style>
    <style:style style:name="P27" style:family="paragraph" style:parent-style-name="Heading_20_1">
      <style:text-properties officeooo:paragraph-rsid="007a42a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style:text-line-through-style="none" style:text-line-through-type="none" style:font-name="Arial3" style:text-underline-style="none" fo:font-weight="normal" style:text-blinking="false"/>
    </style:style>
    <style:style style:name="T4" style:family="text">
      <style:text-properties officeooo:rsid="007a42a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0"/>
      <text:p text:style-name="P10"/>
      <text:p text:style-name="P10"/>
      <text:p text:style-name="P11"/>
      <text:p text:style-name="P11"/>
      <text:p text:style-name="P11"/>
      <text:p text:style-name="P14"/>
      <text:p text:style-name="P2">Esame di</text:p>
      <text:p text:style-name="P4"><text:bookmark text:name="docs-internal-guid-7c019adf-69fa-fcfb-66c4-9ab574bf6e9b"/><text:span text:style-name="T3">Ingegneria della conoscenza e sistemi esperti</text:span> </text:p>
      <text:p text:style-name="P4"/>
      <text:p text:style-name="P5">prof. <text:span text:style-name="T4">Floriana Esposito</text:span></text:p>
      <text:p text:style-name="P3"/>
      <text:p text:style-name="P3"/>
      <text:p text:style-name="P3"/>
      <text:p text:style-name="P3"/>
      <text:p text:style-name="P2"><text:bookmark text:name="docs-internal-guid-8913e707-69fb-300d-3168-ab1cd02b4c9d"/><text:span text:style-name="T3">Sistema esperto per la diagnosi di guasti hardware in un computer</text:span> </text:p>
      <text:p text:style-name="P2"/>
      <text:p text:style-name="P2"/>
      <text:p text:style-name="P2"/>
      <text:p text:style-name="P2"/>
      <text:p text:style-name="P2"/>
      <text:p text:style-name="P2">Studente: Giuseppe Perniola, mat. 542844</text:p>
      <text:p text:style-name="P6"/>
      <text:p text:style-name="P12"/>
      <text:p text:style-name="P12"/>
      <text:p text:style-name="P12"/>
      <text:p text:style-name="P13"/>
      <text:p text:style-name="P15"/>
      <text:p text:style-name="P7"/>
      <text:p text:style-name="P7"/>
      <text:p text:style-name="P7"/>
      <text:p text:style-name="P7"><text:soft-page-break/></text:p>
      <text:h text:style-name="P24" text:outline-level="1"><text:bookmark-start text:name="__RefHeading___Toc5909_2006763530"/>Indice<text:bookmark-end text:name="__RefHeading___Toc5909_2006763530"/></text:h>
      <text:p text:style-name="P7"/>
      <text:p text:style-name="P7"/>
      <text:p text:style-name="P7"/>
      <text:table-of-content text:style-name="Sect1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/>
          <text:p text:style-name="P17"><text:a xlink:type="simple" xlink:href="#__RefHeading___Toc10890_2089021351" text:style-name="Index_20_Link" text:visited-style-name="Index_20_Link"><text:span text:style-name="T2">Introduzione</text:span></text:a><text:a xlink:type="simple" xlink:href="#__RefHeading___Toc10890_2089021351" text:style-name="Index_20_Link" text:visited-style-name="Index_20_Link"><text:span text:style-name="T1"><text:tab/>2</text:span></text:a></text:p>
          <text:p text:style-name="P17"><text:a xlink:type="simple" xlink:href="#__RefHeading___Toc2205_475846119" text:style-name="Index_20_Link" text:visited-style-name="Index_20_Link"><text:span text:style-name="T2">Presentazione della sezione indagini</text:span></text:a><text:a xlink:type="simple" xlink:href="#__RefHeading___Toc2205_475846119" text:style-name="Index_20_Link" text:visited-style-name="Index_20_Link"><text:span text:style-name="T1"><text:tab/>3</text:span></text:a></text:p>
          <text:p text:style-name="P16"><text:a xlink:type="simple" xlink:href="#__RefHeading___Toc2207_475846119" text:style-name="Index_20_Link" text:visited-style-name="Index_20_Link"><text:span text:style-name="T1">Diario indagini diagnostiche<text:tab/>4</text:span></text:a></text:p>
          <text:p text:style-name="P16"><text:a xlink:type="simple" xlink:href="#__RefHeading___Toc2209_475846119" text:style-name="Index_20_Link" text:visited-style-name="Index_20_Link"><text:span text:style-name="T1">Form di inserimento nuova indagine<text:tab/>5</text:span></text:a></text:p>
          <text:p text:style-name="P16"><text:a xlink:type="simple" xlink:href="#__RefHeading___Toc2211_475846119" text:style-name="Index_20_Link" text:visited-style-name="Index_20_Link"><text:span text:style-name="T1">Centri indagini diagnostiche<text:tab/>8</text:span></text:a></text:p>
          <text:p text:style-name="P17"><text:a xlink:type="simple" xlink:href="#__RefHeading___Toc2213_475846119" text:style-name="Index_20_Link" text:visited-style-name="Index_20_Link"><text:span text:style-name="T2">Accesso dalla sezione diagnosi</text:span></text:a><text:a xlink:type="simple" xlink:href="#__RefHeading___Toc2213_475846119" text:style-name="Index_20_Link" text:visited-style-name="Index_20_Link"><text:span text:style-name="T1"><text:tab/>9</text:span></text:a></text:p>
          <text:p text:style-name="P17"><text:a xlink:type="simple" xlink:href="#__RefHeading___Toc5911_2006763530" text:style-name="Index_20_Link" text:visited-style-name="Index_20_Link"><text:span text:style-name="T2">Modifiche al database</text:span></text:a><text:a xlink:type="simple" xlink:href="#__RefHeading___Toc5911_2006763530" text:style-name="Index_20_Link" text:visited-style-name="Index_20_Link"><text:span text:style-name="T1"><text:tab/>10</text:span></text:a></text:p>
          <text:p text:style-name="P17"><text:a xlink:type="simple" xlink:href="#__RefHeading___Toc5913_2006763530" text:style-name="Index_20_Link" text:visited-style-name="Index_20_Link"><text:span text:style-name="T2">Modifiche al file utility.php</text:span></text:a><text:a xlink:type="simple" xlink:href="#__RefHeading___Toc5913_2006763530" text:style-name="Index_20_Link" text:visited-style-name="Index_20_Link"><text:span text:style-name="T1"><text:tab/>12</text:span></text:a></text:p>
          <text:p text:style-name="P17"><text:a xlink:type="simple" xlink:href="#__RefHeading___Toc5915_2006763530" text:style-name="Index_20_Link" text:visited-style-name="Index_20_Link"><text:span text:style-name="T2">Modifiche alla sezione files</text:span></text:a><text:a xlink:type="simple" xlink:href="#__RefHeading___Toc5915_2006763530" text:style-name="Index_20_Link" text:visited-style-name="Index_20_Link"><text:span text:style-name="T1"><text:tab/>14</text:span></text:a></text:p>
          <text:p text:style-name="P16"><text:a xlink:type="simple" xlink:href="#__RefHeading___Toc5917_2006763530" text:style-name="Index_20_Link" text:visited-style-name="Index_20_Link"><text:span text:style-name="T1">template_page_files.php<text:tab/>15</text:span></text:a></text:p>
          <text:p text:style-name="P16"><text:a xlink:type="simple" xlink:href="#__RefHeading___Toc5919_2006763530" text:style-name="Index_20_Link" text:visited-style-name="Index_20_Link"><text:span text:style-name="T1">configFiles.php<text:tab/>15</text:span></text:a></text:p>
          <text:p text:style-name="P16"><text:a xlink:type="simple" xlink:href="#__RefHeading___Toc5921_2006763530" text:style-name="Index_20_Link" text:visited-style-name="Index_20_Link"><text:span text:style-name="T1">funzioniFiles.php<text:tab/>16</text:span></text:a></text:p>
          <text:p text:style-name="P16"><text:a xlink:type="simple" xlink:href="#__RefHeading___Toc5923_2006763530" text:style-name="Index_20_Link" text:visited-style-name="Index_20_Link"><text:span text:style-name="T1">uploadFiles.php<text:tab/>16</text:span></text:a></text:p>
          <text:p text:style-name="P17"><text:a xlink:type="simple" xlink:href="#__RefHeading___Toc2215_475846119" text:style-name="Index_20_Link" text:visited-style-name="Index_20_Link"><text:span text:style-name="T2">Indagini.php</text:span></text:a><text:a xlink:type="simple" xlink:href="#__RefHeading___Toc2215_475846119" text:style-name="Index_20_Link" text:visited-style-name="Index_20_Link"><text:span text:style-name="T1"><text:tab/>16</text:span></text:a></text:p>
          <text:p text:style-name="P16"><text:a xlink:type="simple" xlink:href="#__RefHeading___Toc2217_475846119" text:style-name="Index_20_Link" text:visited-style-name="Index_20_Link"><text:span text:style-name="T1">Recupero dati per costruzione tabelle indagine<text:tab/>17</text:span></text:a></text:p>
          <text:p text:style-name="P16"><text:a xlink:type="simple" xlink:href="#__RefHeading___Toc2219_475846119" text:style-name="Index_20_Link" text:visited-style-name="Index_20_Link"><text:span text:style-name="T1">Recupero dati per costruzione form e tabella centro indagini<text:tab/>18</text:span></text:a></text:p>
          <text:p text:style-name="P17"><text:a xlink:type="simple" xlink:href="#__RefHeading___Toc2221_475846119" text:style-name="Index_20_Link" text:visited-style-name="Index_20_Link"><text:span text:style-name="T2">Template_page_indagini.php</text:span></text:a><text:a xlink:type="simple" xlink:href="#__RefHeading___Toc2221_475846119" text:style-name="Index_20_Link" text:visited-style-name="Index_20_Link"><text:span text:style-name="T1"><text:tab/>19</text:span></text:a></text:p>
          <text:p text:style-name="P16"><text:a xlink:type="simple" xlink:href="#__RefHeading___Toc5925_2006763530" text:style-name="Index_20_Link" text:visited-style-name="Index_20_Link"><text:span text:style-name="T1">Controllo dell'accesso<text:tab/>20</text:span></text:a></text:p>
          <text:p text:style-name="P16"><text:a xlink:type="simple" xlink:href="#__RefHeading___Toc5927_2006763530" text:style-name="Index_20_Link" text:visited-style-name="Index_20_Link"><text:span text:style-name="T1">Recupero dei dati dalla pagina indagini.php<text:tab/>20</text:span></text:a></text:p>
          <text:p text:style-name="P16"><text:a xlink:type="simple" xlink:href="#__RefHeading___Toc5929_2006763530" text:style-name="Index_20_Link" text:visited-style-name="Index_20_Link"><text:span text:style-name="T1">Costruzione della pagina html<text:tab/>22</text:span></text:a></text:p>
          <text:p text:style-name="P17"><text:a xlink:type="simple" xlink:href="#__RefHeading___Toc2223_475846119" text:style-name="Index_20_Link" text:visited-style-name="Index_20_Link"><text:span text:style-name="T2">Indagini.js</text:span></text:a><text:a xlink:type="simple" xlink:href="#__RefHeading___Toc2223_475846119" text:style-name="Index_20_Link" text:visited-style-name="Index_20_Link"><text:span text:style-name="T1"><text:tab/>27</text:span></text:a></text:p>
          <text:p text:style-name="P16"><text:a xlink:type="simple" xlink:href="#__RefHeading___Toc5931_2006763530" text:style-name="Index_20_Link" text:visited-style-name="Index_20_Link"><text:span text:style-name="T1">Funzioni di validazione dei form<text:tab/>28</text:span></text:a></text:p>
          <text:p text:style-name="P16"><text:a xlink:type="simple" xlink:href="#__RefHeading___Toc5933_2006763530" text:style-name="Index_20_Link" text:visited-style-name="Index_20_Link"><text:span text:style-name="T1">La funzione document.ready e funzioni sui button dei form<text:tab/>30</text:span></text:a></text:p>
          <text:p text:style-name="P17"><text:a xlink:type="simple" xlink:href="#__RefHeading___Toc2225_475846119" text:style-name="Index_20_Link" text:visited-style-name="Index_20_Link"><text:span text:style-name="T2">NuovaIndagine.php</text:span></text:a><text:a xlink:type="simple" xlink:href="#__RefHeading___Toc2225_475846119" text:style-name="Index_20_Link" text:visited-style-name="Index_20_Link"><text:span text:style-name="T1"><text:tab/>33</text:span></text:a></text:p>
          <text:p text:style-name="P17"><text:a xlink:type="simple" xlink:href="#__RefHeading___Toc2227_475846119" text:style-name="Index_20_Link" text:visited-style-name="Index_20_Link"><text:span text:style-name="T2">ModificaIndagine.php</text:span></text:a><text:a xlink:type="simple" xlink:href="#__RefHeading___Toc2227_475846119" text:style-name="Index_20_Link" text:visited-style-name="Index_20_Link"><text:span text:style-name="T1"><text:tab/>34</text:span></text:a></text:p>
          <text:p text:style-name="P17"><text:a xlink:type="simple" xlink:href="#__RefHeading___Toc2229_475846119" text:style-name="Index_20_Link" text:visited-style-name="Index_20_Link"><text:span text:style-name="T2">EliminaIndagine.php</text:span></text:a><text:a xlink:type="simple" xlink:href="#__RefHeading___Toc2229_475846119" text:style-name="Index_20_Link" text:visited-style-name="Index_20_Link"><text:span text:style-name="T1"><text:tab/>35</text:span>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9"/>
      <text:h text:style-name="P25" text:outline-level="1"><text:bookmark-start text:name="__RefHeading___Toc10890_2089021351"/><text:soft-page-break/>Introduzione<text:bookmark-end text:name="__RefHeading___Toc10890_2089021351"/></text:h>
      <text:p text:style-name="P21"/>
      <text:p text:style-name="P21"/>
      <text:p text:style-name="P21"/>
      <text:p text:style-name="P21"/>
      <text:p text:style-name="P21"/>
      <text:list xml:id="list4147186430" text:style-name="L1">
        <text:list-item>
          <text:p text:style-name="P23">Qual’è il dominio e il compito del sistema?</text:p>
        </text:list-item>
        <text:list-item>
          <text:p text:style-name="P23">Che esigenza c’è dell’interprete e della interlocuzione in tempo reale?</text:p>
        </text:list-item>
        <text:list-item>
          <text:p text:style-name="P23">Chi sono gli utenti?</text:p>
        </text:list-item>
        <text:list-item>
          <text:p text:style-name="P23">Il sistema è in grado di riconoscerli?</text:p>
        </text:list-item>
        <text:list-item>
          <text:p text:style-name="P23">Si potrebbe realizzare il sistema in un ambiente di programmazione tradizionale?</text:p>
        </text:list-item>
        <text:list-item>
          <text:p text:style-name="P23">La conoscenza è stabile, è incerta?</text:p>
        </text:list-item>
      </text:list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h text:style-name="P26" text:outline-level="1"><text:bookmark-start text:name="__RefHeading___Toc2235_475846119"/>Installazione ed uso del programma<text:bookmark-end text:name="__RefHeading___Toc2235_475846119"/></text:h>
      <text:p text:style-name="P19"/>
      <text:h text:style-name="P27" text:outline-level="1"/>
      <text:h text:style-name="P26" text:outline-level="1">Struttura del programma</text:h>
      <text:p text:style-name="P19"/>
      <text:h text:style-name="P26" text:outline-level="1"/>
      <text:h text:style-name="P26" text:outline-level="1">Struttura e contenuto dei files</text:h>
      <text:p text:style-name="P19"/>
      <text:p text:style-name="P19"/>
      <text:h text:style-name="P26" text:outline-level="1"/>
      <text:h text:style-name="P26" text:outline-level="1">Esempi di sessione di lavoro</text:h>
      <text:p text:style-name="P19"/>
      <text:h text:style-name="P26" text:outline-level="1"/>
      <text:h text:style-name="P26" text:outline-level="1">Lista delle regole utilizza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1.5pt solid #0066cc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style:font-name="Arial1" fo:font-family="Arial" style:font-style-name="Normale" style:font-family-generic="swiss" style:font-pitch="variable" fo:font-size="14pt" fo:font-weight="normal" fo:background-color="transparen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hatch-solid="false"/>
      <style:paragraph-properties fo:margin-left="0cm" fo:margin-right="0cm" fo:margin-top="0.42cm" fo:margin-bottom="0.199cm" loext:contextual-spacing="false" fo:line-height="100%" fo:text-indent="0.499cm" style:auto-text-indent="false" style:page-number="auto" fo:padding="0.049cm" fo:border-left="none" fo:border-right="none" fo:border-top="none" fo:border-bottom="1.5pt solid #0066cc" style:shadow="none">
        <style:tab-stops/>
        <style:drop-cap/>
      </style:paragraph-properties>
      <style:text-properties fo:font-variant="small-caps" fo:color="#004586" style:text-outline="false" style:font-name="Arial2" fo:font-family="Arial" style:font-style-name="Grassetto" style:font-family-generic="swiss" style:font-pitch="variable" fo:font-size="190%" fo:letter-spacing="normal" fo:text-shadow="none" style:text-underline-style="none" fo:font-weight="bold" style:letter-kerning="false" style:text-blinking="false" fo:background-color="transparent" style:font-size-asian="130%" style:font-weight-asian="bold" style:font-size-complex="130%" style:font-weight-complex="bold" style:font-relief="none" text:display="tru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.353cm" fo:margin-bottom="0.212cm" loext:contextual-spacing="false" fo:text-align="justify" style:justify-single-word="false" fo:text-indent="0cm" style:auto-text-indent="false" style:page-number="auto" fo:padding="0cm" fo:border="none">
        <style:tab-stops/>
      </style:paragraph-properties>
      <style:text-properties fo:font-variant="normal" fo:text-transform="none" fo:color="#004586" fo:font-size="60%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7a42af" officeooo:paragraph-rsid="007a42a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99ccf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H38M30S</meta:editing-duration>
    <meta:editing-cycles>20</meta:editing-cycles>
    <meta:generator>LibreOffice/5.3.3.2$Windows_x86 LibreOffice_project/3d9a8b4b4e538a85e0782bd6c2d430bafe583448</meta:generator>
    <dc:date>2018-05-16T19:44:51.800000000</dc:date>
    <dc:title>FSEM - Indagini diagnostiche</dc:title>
    <meta:document-statistic meta:table-count="0" meta:image-count="0" meta:object-count="0" meta:page-count="4" meta:paragraph-count="45" meta:word-count="212" meta:character-count="1422" meta:non-whitespace-character-count="1259"/>
    <meta:user-defined meta:name="Info 1"/>
    <meta:user-defined meta:name="Info 2"/>
    <meta:user-defined meta:name="Info 3"/>
    <meta:user-defined meta:name="Info 4"/>
  </office:meta>
</office:document-meta>
</file>